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3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8"/>
    <style:style style:name="ce6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=0,25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ce8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style-name="ce1" office:value-type="string" calcext:value-type="string">
            <text:p>xi</text:p>
          </table:table-cell>
          <table:table-cell table:style-name="ce3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6" office:value-type="string" calcext:value-type="string">
            <text:p>Erro yi – y(xi)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,0000000000</text:p>
          </table:table-cell>
          <table:table-cell table:style-name="ce2" table:formula="of:=[.A2]/(1+LN([.A2]))" office:value-type="float" office:value="1" calcext:value-type="float">
            <text:p>1</text:p>
          </table:table-cell>
          <table:table-cell table:style-name="ce7" table:formula="of:=ABS([.B2]-[.C2])" office:value-type="float" office:value="0" calcext:value-type="float">
            <text:p>0,00E+00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4" office:value-type="float" office:value="1.02194218118" calcext:value-type="float">
            <text:p>1,0219421812</text:p>
          </table:table-cell>
          <table:table-cell table:style-name="ce2" table:formula="of:=[.A3]/(1+LN([.A3]))" office:value-type="float" office:value="1.02195690657645" calcext:value-type="float">
            <text:p>1,0219569066</text:p>
          </table:table-cell>
          <table:table-cell table:style-name="ce7" table:formula="of:=ABS([.B3]-[.C3])" office:value-type="float" office:value="0.0000147253964475347" calcext:value-type="float">
            <text:p>1,47E-05</text:p>
          </table:table-cell>
          <table:table-cell table:style-name="ce9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4" office:value-type="float" office:value="1.06724630254" calcext:value-type="float">
            <text:p>1,0672463025</text:p>
          </table:table-cell>
          <table:table-cell table:style-name="ce2" table:formula="of:=[.A4]/(1+LN([.A4]))" office:value-type="float" office:value="1.06726235418187" calcext:value-type="float">
            <text:p>1,0672623542</text:p>
          </table:table-cell>
          <table:table-cell table:style-name="ce7" table:formula="of:=ABS([.B4]-[.C4])" office:value-type="float" office:value="0.0000160516418727941" calcext:value-type="float">
            <text:p>1,61E-05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table:style-name="ce4" office:value-type="float" office:value="1.12205524393" calcext:value-type="float">
            <text:p>1,1220552439</text:p>
          </table:table-cell>
          <table:table-cell table:style-name="ce2" table:formula="of:=[.A5]/(1+LN([.A5]))" office:value-type="float" office:value="1.12207122647598" calcext:value-type="float">
            <text:p>1,1220712265</text:p>
          </table:table-cell>
          <table:table-cell table:style-name="ce7" table:formula="of:=ABS([.B5]-[.C5])" office:value-type="float" office:value="0.0000159825459788987" calcext:value-type="float">
            <text:p>1,60E-05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.18121642972" calcext:value-type="float">
            <text:p>1,1812164297</text:p>
          </table:table-cell>
          <table:table-cell table:style-name="ce2" table:formula="of:=[.A6]/(1+LN([.A6]))" office:value-type="float" office:value="1.18123221829928" calcext:value-type="float">
            <text:p>1,1812322183</text:p>
          </table:table-cell>
          <table:table-cell table:style-name="ce7" table:formula="of:=ABS([.B6]-[.C6])" office:value-type="float" office:value="0.0000157885792824164" calcext:value-type="float">
            <text:p>1,58E-05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2.25" calcext:value-type="float">
            <text:p>2,25</text:p>
          </table:table-cell>
          <table:table-cell table:style-name="ce4" office:value-type="float" office:value="1.24243973146" calcext:value-type="float">
            <text:p>1,2424397315</text:p>
          </table:table-cell>
          <table:table-cell table:style-name="ce2" table:formula="of:=[.A7]/(1+LN([.A7]))" office:value-type="float" office:value="1.24245538555375" calcext:value-type="float">
            <text:p>1,2424553856</text:p>
          </table:table-cell>
          <table:table-cell table:style-name="ce7" table:formula="of:=ABS([.B7]-[.C7])" office:value-type="float" office:value="0.0000156540937530369" calcext:value-type="float">
            <text:p>1,57E-05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4" office:value-type="float" office:value="1.30458811546" calcext:value-type="float">
            <text:p>1,3045881155</text:p>
          </table:table-cell>
          <table:table-cell table:style-name="ce2" table:formula="of:=[.A8]/(1+LN([.A8]))" office:value-type="float" office:value="1.30460371091759" calcext:value-type="float">
            <text:p>1,3046037109</text:p>
          </table:table-cell>
          <table:table-cell table:style-name="ce7" table:formula="of:=ABS([.B8]-[.C8])" office:value-type="float" office:value="0.000015595457586226" calcext:value-type="float">
            <text:p>1,56E-05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2.75" calcext:value-type="float">
            <text:p>2,75</text:p>
          </table:table-cell>
          <table:table-cell table:style-name="ce4" office:value-type="float" office:value="1.36705476812" calcext:value-type="float">
            <text:p>1,3670547681</text:p>
          </table:table-cell>
          <table:table-cell table:style-name="ce2" table:formula="of:=[.A9]/(1+LN([.A9]))" office:value-type="float" office:value="1.36707036869724" calcext:value-type="float">
            <text:p>1,3670703687</text:p>
          </table:table-cell>
          <table:table-cell table:style-name="ce7" table:formula="of:=ABS([.B9]-[.C9])" office:value-type="float" office:value="0.0000156005772382617" calcext:value-type="float">
            <text:p>1,56E-05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.42950041907" calcext:value-type="float">
            <text:p>1,4295004191</text:p>
          </table:table-cell>
          <table:table-cell table:style-name="ce2" table:formula="of:=[.A10]/(1+LN([.A10]))" office:value-type="float" office:value="1.42951607412151" calcext:value-type="float">
            <text:p>1,4295160741</text:p>
          </table:table-cell>
          <table:table-cell table:style-name="ce7" table:formula="of:=ABS([.B10]-[.C10])" office:value-type="float" office:value="0.0000156550515129084" calcext:value-type="float">
            <text:p>1,57E-05</text:p>
          </table:table-cell>
          <table:table-cell table:style-name="ce9"/>
          <table:table-cell table:number-columns-repeated="4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=0,05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8"/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6" office:value-type="string" calcext:value-type="string">
            <text:p>Erro yi – y(xi)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A2]/(1+LN([.A2]))" office:value-type="float" office:value="1" calcext:value-type="float">
            <text:p>1</text:p>
          </table:table-cell>
          <table:table-cell table:style-name="ce7" table:formula="of:=ABS([.B2]-[.C2])" office:value-type="float" office:value="0" calcext:value-type="float">
            <text:p>0,00E+00</text:p>
          </table:table-cell>
        </table:table-row>
        <table:table-row table:style-name="ro1">
          <table:table-cell table:style-name="ce2" office:value-type="float" office:value="1.05" calcext:value-type="float">
            <text:p>1,05</text:p>
          </table:table-cell>
          <table:table-cell table:style-name="ce2" office:value-type="float" office:value="1.00115354575" calcext:value-type="float">
            <text:p>1,0011535458</text:p>
          </table:table-cell>
          <table:table-cell table:style-name="ce2" table:formula="of:=[.A3]/(1+LN([.A3]))" office:value-type="float" office:value="1.00115355375355" calcext:value-type="float">
            <text:p>1,0011535538</text:p>
          </table:table-cell>
          <table:table-cell table:style-name="ce7" table:formula="of:=ABS([.B3]-[.C3])" office:value-type="float" office:value="0.00000000800355359764637" calcext:value-type="float">
            <text:p>8,00E-09</text:p>
          </table:table-cell>
        </table:table-row>
        <table:table-row table:style-name="ro1"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1.004281715" calcext:value-type="float">
            <text:p>1,004281715</text:p>
          </table:table-cell>
          <table:table-cell table:style-name="ce2" table:formula="of:=[.A4]/(1+LN([.A4]))" office:value-type="float" office:value="1.0042817279362" calcext:value-type="float">
            <text:p>1,0042817279</text:p>
          </table:table-cell>
          <table:table-cell table:style-name="ce7" table:formula="of:=ABS([.B4]-[.C4])" office:value-type="float" office:value="0.0000000129362023315593" calcext:value-type="float">
            <text:p>1,29E-08</text:p>
          </table:table-cell>
        </table:table-row>
        <table:table-row table:style-name="ro1"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.00898261202" calcext:value-type="float">
            <text:p>1,008982612</text:p>
          </table:table-cell>
          <table:table-cell table:style-name="ce2" table:formula="of:=[.A5]/(1+LN([.A5]))" office:value-type="float" office:value="1.00898262807715" calcext:value-type="float">
            <text:p>1,0089826281</text:p>
          </table:table-cell>
          <table:table-cell table:style-name="ce7" table:formula="of:=ABS([.B5]-[.C5])" office:value-type="float" office:value="0.0000000160571456131464" calcext:value-type="float">
            <text:p>1,61E-08</text:p>
          </table:table-cell>
        </table:table-row>
        <table:table-row table:style-name="ro1"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.01495229597" calcext:value-type="float">
            <text:p>1,014952296</text:p>
          </table:table-cell>
          <table:table-cell table:style-name="ce2" table:formula="of:=[.A6]/(1+LN([.A6]))" office:value-type="float" office:value="1.01495231403374" calcext:value-type="float">
            <text:p>1,014952314</text:p>
          </table:table-cell>
          <table:table-cell table:style-name="ce7" table:formula="of:=ABS([.B6]-[.C6])" office:value-type="float" office:value="0.0000000180637416136165" calcext:value-type="float">
            <text:p>1,81E-08</text:p>
          </table:table-cell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.0219568872" calcext:value-type="float">
            <text:p>1,0219568872</text:p>
          </table:table-cell>
          <table:table-cell table:style-name="ce2" table:formula="of:=[.A7]/(1+LN([.A7]))" office:value-type="float" office:value="1.02195690657645" calcext:value-type="float">
            <text:p>1,0219569066</text:p>
          </table:table-cell>
          <table:table-cell table:style-name="ce7" table:formula="of:=ABS([.B7]-[.C7])" office:value-type="float" office:value="0.000000019376447557562" calcext:value-type="float">
            <text:p>1,94E-08</text:p>
          </table:table-cell>
        </table:table-row>
        <table:table-row table:style-name="ro1"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1.02981366873" calcext:value-type="float">
            <text:p>1,0298136687</text:p>
          </table:table-cell>
          <table:table-cell table:style-name="ce2" table:formula="of:=[.A8]/(1+LN([.A8]))" office:value-type="float" office:value="1.02981368895798" calcext:value-type="float">
            <text:p>1,029813689</text:p>
          </table:table-cell>
          <table:table-cell table:style-name="ce7" table:formula="of:=ABS([.B8]-[.C8])" office:value-type="float" office:value="0.0000000202279848426912" calcext:value-type="float">
            <text:p>2,02E-08</text:p>
          </table:table-cell>
        </table:table-row>
        <table:table-row table:style-name="ro1">
          <table:table-cell table:style-name="ce2" office:value-type="float" office:value="1.35" calcext:value-type="float">
            <text:p>1,35</text:p>
          </table:table-cell>
          <table:table-cell table:style-name="ce2" office:value-type="float" office:value="1.03837797422" calcext:value-type="float">
            <text:p>1,0383779742</text:p>
          </table:table-cell>
          <table:table-cell table:style-name="ce2" table:formula="of:=[.A9]/(1+LN([.A9]))" office:value-type="float" office:value="1.03837799500087" calcext:value-type="float">
            <text:p>1,038377995</text:p>
          </table:table-cell>
          <table:table-cell table:style-name="ce7" table:formula="of:=ABS([.B9]-[.C9])" office:value-type="float" office:value="0.0000000207808659169473" calcext:value-type="float">
            <text:p>2,08E-08</text:p>
          </table:table-cell>
        </table:table-row>
        <table:table-row table:style-name="ro1"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1.04753389811" calcext:value-type="float">
            <text:p>1,0475338981</text:p>
          </table:table-cell>
          <table:table-cell table:style-name="ce2" table:formula="of:=[.A10]/(1+LN([.A10]))" office:value-type="float" office:value="1.04753391925252" calcext:value-type="float">
            <text:p>1,0475339193</text:p>
          </table:table-cell>
          <table:table-cell table:style-name="ce7" table:formula="of:=ABS([.B10]-[.C10])" office:value-type="float" office:value="0.0000000211425195129067" calcext:value-type="float">
            <text:p>2,11E-08</text:p>
          </table:table-cell>
        </table:table-row>
        <table:table-row table:style-name="ro1"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1.05718758996" calcext:value-type="float">
            <text:p>1,05718759</text:p>
          </table:table-cell>
          <table:table-cell table:style-name="ce2" table:formula="of:=[.A11]/(1+LN([.A11]))" office:value-type="float" office:value="1.05718761132115" calcext:value-type="float">
            <text:p>1,0571876113</text:p>
          </table:table-cell>
          <table:table-cell table:style-name="ce7" table:formula="of:=ABS([.B11]-[.C11])" office:value-type="float" office:value="0.000000021361151292254" calcext:value-type="float">
            <text:p>2,14E-08</text:p>
          </table:table-cell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.06726233269" calcext:value-type="float">
            <text:p>1,0672623327</text:p>
          </table:table-cell>
          <table:table-cell table:style-name="ce2" table:formula="of:=[.A12]/(1+LN([.A12]))" office:value-type="float" office:value="1.06726235418187" calcext:value-type="float">
            <text:p>1,0672623542</text:p>
          </table:table-cell>
          <table:table-cell table:style-name="ce7" table:formula="of:=ABS([.B12]-[.C12])" office:value-type="float" office:value="0.0000000214918729479763" calcext:value-type="float">
            <text:p>2,15E-08</text:p>
          </table:table-cell>
        </table:table-row>
        <table:table-row table:style-name="ro1"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.07769487568" calcext:value-type="float">
            <text:p>1,0776948757</text:p>
          </table:table-cell>
          <table:table-cell table:style-name="ce2" table:formula="of:=[.A13]/(1+LN([.A13]))" office:value-type="float" office:value="1.07769489724363" calcext:value-type="float">
            <text:p>1,0776948972</text:p>
          </table:table-cell>
          <table:table-cell table:style-name="ce7" table:formula="of:=ABS([.B13]-[.C13])" office:value-type="float" office:value="0.0000000215636331013513" calcext:value-type="float">
            <text:p>2,16E-08</text:p>
          </table:table-cell>
        </table:table-row>
        <table:table-row table:style-name="ro1"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1.08843266535" calcext:value-type="float">
            <text:p>1,0884326654</text:p>
          </table:table-cell>
          <table:table-cell table:style-name="ce2" table:formula="of:=[.A14]/(1+LN([.A14]))" office:value-type="float" office:value="1.08843268694579" calcext:value-type="float">
            <text:p>1,0884326869</text:p>
          </table:table-cell>
          <table:table-cell table:style-name="ce7" table:formula="of:=ABS([.B14]-[.C14])" office:value-type="float" office:value="0.0000000215957907112596" calcext:value-type="float">
            <text:p>2,16E-08</text:p>
          </table:table-cell>
        </table:table-row>
        <table:table-row table:style-name="ro1"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1.09943172764" calcext:value-type="float">
            <text:p>1,0994317276</text:p>
          </table:table-cell>
          <table:table-cell table:style-name="ce2" table:formula="of:=[.A15]/(1+LN([.A15]))" office:value-type="float" office:value="1.09943174923614" calcext:value-type="float">
            <text:p>1,0994317492</text:p>
          </table:table-cell>
          <table:table-cell table:style-name="ce7" table:formula="of:=ABS([.B15]-[.C15])" office:value-type="float" office:value="0.0000000215961402094678" calcext:value-type="float">
            <text:p>2,16E-08</text:p>
          </table:table-cell>
        </table:table-row>
        <table:table-row table:style-name="ro1"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1.11065503057" calcext:value-type="float">
            <text:p>1,1106550306</text:p>
          </table:table-cell>
          <table:table-cell table:style-name="ce2" table:formula="of:=[.A16]/(1+LN([.A16]))" office:value-type="float" office:value="1.11065505214626" calcext:value-type="float">
            <text:p>1,1106550521</text:p>
          </table:table-cell>
          <table:table-cell table:style-name="ce7" table:formula="of:=ABS([.B16]-[.C16])" office:value-type="float" office:value="0.0000000215762641087025" calcext:value-type="float">
            <text:p>2,16E-08</text:p>
          </table:table-cell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table:style-name="ce2" office:value-type="float" office:value="1.12207120493" calcext:value-type="float">
            <text:p>1,1220712049</text:p>
          </table:table-cell>
          <table:table-cell table:style-name="ce2" table:formula="of:=[.A17]/(1+LN([.A17]))" office:value-type="float" office:value="1.12207122647598" calcext:value-type="float">
            <text:p>1,1220712265</text:p>
          </table:table-cell>
          <table:table-cell table:style-name="ce7" table:formula="of:=ABS([.B17]-[.C17])" office:value-type="float" office:value="0.0000000215459790009476" calcext:value-type="float">
            <text:p>2,15E-08</text:p>
          </table:table-cell>
        </table:table-row>
        <table:table-row table:style-name="ro1">
          <table:table-cell table:style-name="ce2" office:value-type="float" office:value="1.8" calcext:value-type="float">
            <text:p>1,8</text:p>
          </table:table-cell>
          <table:table-cell table:style-name="ce2" office:value-type="float" office:value="1.13365353522" calcext:value-type="float">
            <text:p>1,1336535352</text:p>
          </table:table-cell>
          <table:table-cell table:style-name="ce2" table:formula="of:=[.A18]/(1+LN([.A18]))" office:value-type="float" office:value="1.13365355673331" calcext:value-type="float">
            <text:p>1,1336535567</text:p>
          </table:table-cell>
          <table:table-cell table:style-name="ce7" table:formula="of:=ABS([.B18]-[.C18])" office:value-type="float" office:value="0.0000000215133053593775" calcext:value-type="float">
            <text:p>2,15E-08</text:p>
          </table:table-cell>
        </table:table-row>
        <table:table-row table:style-name="ro1"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1.14537915677" calcext:value-type="float">
            <text:p>1,1453791568</text:p>
          </table:table-cell>
          <table:table-cell table:style-name="ce2" table:formula="of:=[.A19]/(1+LN([.A19]))" office:value-type="float" office:value="1.14537917823615" calcext:value-type="float">
            <text:p>1,1453791782</text:p>
          </table:table-cell>
          <table:table-cell table:style-name="ce7" table:formula="of:=ABS([.B19]-[.C19])" office:value-type="float" office:value="0.0000000214661486364065" calcext:value-type="float">
            <text:p>2,15E-08</text:p>
          </table:table-cell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1.15722841163" calcext:value-type="float">
            <text:p>1,1572284116</text:p>
          </table:table-cell>
          <table:table-cell table:style-name="ce2" table:formula="of:=[.A20]/(1+LN([.A20]))" office:value-type="float" office:value="1.15722843305467" calcext:value-type="float">
            <text:p>1,1572284331</text:p>
          </table:table-cell>
          <table:table-cell table:style-name="ce7" table:formula="of:=ABS([.B20]-[.C20])" office:value-type="float" office:value="0.0000000214246693719389" calcext:value-type="float">
            <text:p>2,14E-08</text:p>
          </table:table-cell>
        </table:table-row>
        <table:table-row table:style-name="ro1"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1.16918432808" calcext:value-type="float">
            <text:p>1,1691843281</text:p>
          </table:table-cell>
          <table:table-cell table:style-name="ce2" table:formula="of:=[.A21]/(1+LN([.A21]))" office:value-type="float" office:value="1.16918434946891" calcext:value-type="float">
            <text:p>1,1691843495</text:p>
          </table:table-cell>
          <table:table-cell table:style-name="ce7" table:formula="of:=ABS([.B21]-[.C21])" office:value-type="float" office:value="0.0000000213889053135574" calcext:value-type="float">
            <text:p>2,14E-0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.18123219695" calcext:value-type="float">
            <text:p>1,181232197</text:p>
          </table:table-cell>
          <table:table-cell table:style-name="ce2" table:formula="of:=[.A22]/(1+LN([.A22]))" office:value-type="float" office:value="1.18123221829928" calcext:value-type="float">
            <text:p>1,1812322183</text:p>
          </table:table-cell>
          <table:table-cell table:style-name="ce7" table:formula="of:=ABS([.B22]-[.C22])" office:value-type="float" office:value="0.0000000213492825640316" calcext:value-type="float">
            <text:p>2,13E-08</text:p>
          </table:table-cell>
        </table:table-row>
        <table:table-row table:style-name="ro1"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1.19335922451" calcext:value-type="float">
            <text:p>1,1933592245</text:p>
          </table:table-cell>
          <table:table-cell table:style-name="ce2" table:formula="of:=[.A23]/(1+LN([.A23]))" office:value-type="float" office:value="1.19335924582381" calcext:value-type="float">
            <text:p>1,1933592458</text:p>
          </table:table-cell>
          <table:table-cell table:style-name="ce7" table:formula="of:=ABS([.B23]-[.C23])" office:value-type="float" office:value="0.0000000213138147131531" calcext:value-type="float">
            <text:p>2,13E-08</text:p>
          </table:table-cell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table:style-name="ce2" office:value-type="float" office:value="1.20555424642" calcext:value-type="float">
            <text:p>1,2055542464</text:p>
          </table:table-cell>
          <table:table-cell table:style-name="ce2" table:formula="of:=[.A24]/(1+LN([.A24]))" office:value-type="float" office:value="1.20555426769741" calcext:value-type="float">
            <text:p>1,2055542677</text:p>
          </table:table-cell>
          <table:table-cell table:style-name="ce7" table:formula="of:=ABS([.B24]-[.C24])" office:value-type="float" office:value="0.0000000212774127206217" calcext:value-type="float">
            <text:p>2,13E-08</text:p>
          </table:table-cell>
        </table:table-row>
        <table:table-row table:style-name="ro1">
          <table:table-cell table:style-name="ce2" office:value-type="float" office:value="2.15" calcext:value-type="float">
            <text:p>2,15</text:p>
          </table:table-cell>
          <table:table-cell table:style-name="ce2" office:value-type="float" office:value="1.21780749055" calcext:value-type="float">
            <text:p>1,2178074906</text:p>
          </table:table-cell>
          <table:table-cell table:style-name="ce2" table:formula="of:=[.A25]/(1+LN([.A25]))" office:value-type="float" office:value="1.21780751180062" calcext:value-type="float">
            <text:p>1,2178075118</text:p>
          </table:table-cell>
          <table:table-cell table:style-name="ce7" table:formula="of:=ABS([.B25]-[.C25])" office:value-type="float" office:value="0.0000000212506190422346" calcext:value-type="float">
            <text:p>2,13E-08</text:p>
          </table:table-cell>
        </table:table-row>
        <table:table-row table:style-name="ro1"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1.23011037937" calcext:value-type="float">
            <text:p>1,2301103794</text:p>
          </table:table-cell>
          <table:table-cell table:style-name="ce2" table:formula="of:=[.A26]/(1+LN([.A26]))" office:value-type="float" office:value="1.23011040059233" calcext:value-type="float">
            <text:p>1,2301104006</text:p>
          </table:table-cell>
          <table:table-cell table:style-name="ce7" table:formula="of:=ABS([.B26]-[.C26])" office:value-type="float" office:value="0.0000000212223338902362" calcext:value-type="float">
            <text:p>2,12E-08</text:p>
          </table:table-cell>
        </table:table-row>
        <table:table-row table:style-name="ro1"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1.24245536436" calcext:value-type="float">
            <text:p>1,2424553644</text:p>
          </table:table-cell>
          <table:table-cell table:style-name="ce2" table:formula="of:=[.A27]/(1+LN([.A27]))" office:value-type="float" office:value="1.24245538555375" calcext:value-type="float">
            <text:p>1,2424553856</text:p>
          </table:table-cell>
          <table:table-cell table:style-name="ce7" table:formula="of:=ABS([.B27]-[.C27])" office:value-type="float" office:value="0.0000000211937529748241" calcext:value-type="float">
            <text:p>2,12E-08</text:p>
          </table:table-cell>
        </table:table-row>
        <table:table-row table:style-name="ro1"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1.25483578668" calcext:value-type="float">
            <text:p>1,2548357867</text:p>
          </table:table-cell>
          <table:table-cell table:style-name="ce2" table:formula="of:=[.A28]/(1+LN([.A28]))" office:value-type="float" office:value="1.25483580785332" calcext:value-type="float">
            <text:p>1,2548358079</text:p>
          </table:table-cell>
          <table:table-cell table:style-name="ce7" table:formula="of:=ABS([.B28]-[.C28])" office:value-type="float" office:value="0.000000021173324871171" calcext:value-type="float">
            <text:p>2,12E-08</text:p>
          </table:table-cell>
        </table:table-row>
        <table:table-row table:style-name="ro1"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1.26724575939" calcext:value-type="float">
            <text:p>1,2672457594</text:p>
          </table:table-cell>
          <table:table-cell table:style-name="ce2" table:formula="of:=[.A29]/(1+LN([.A29]))" office:value-type="float" office:value="1.26724578055376" calcext:value-type="float">
            <text:p>1,2672457806</text:p>
          </table:table-cell>
          <table:table-cell table:style-name="ce7" table:formula="of:=ABS([.B29]-[.C29])" office:value-type="float" office:value="0.0000000211637638525275" calcext:value-type="float">
            <text:p>2,12E-08</text:p>
          </table:table-cell>
        </table:table-row>
        <table:table-row table:style-name="ro1"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1.27968006746" calcext:value-type="float">
            <text:p>1,2796800675</text:p>
          </table:table-cell>
          <table:table-cell table:style-name="ce2" table:formula="of:=[.A30]/(1+LN([.A30]))" office:value-type="float" office:value="1.27968008860876" calcext:value-type="float">
            <text:p>1,2796800886</text:p>
          </table:table-cell>
          <table:table-cell table:style-name="ce7" table:formula="of:=ABS([.B30]-[.C30])" office:value-type="float" office:value="0.0000000211487611867511" calcext:value-type="float">
            <text:p>2,11E-08</text:p>
          </table:table-cell>
        </table:table-row>
        <table:table-row table:style-name="ro1"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1.29213408249" calcext:value-type="float">
            <text:p>1,2921340825</text:p>
          </table:table-cell>
          <table:table-cell table:style-name="ce2" table:formula="of:=[.A31]/(1+LN([.A31]))" office:value-type="float" office:value="1.29213410362258" calcext:value-type="float">
            <text:p>1,2921341036</text:p>
          </table:table-cell>
          <table:table-cell table:style-name="ce7" table:formula="of:=ABS([.B31]-[.C31])" office:value-type="float" office:value="0.0000000211325816845687" calcext:value-type="float">
            <text:p>2,11E-08</text:p>
          </table:table-cell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1.30460368979" calcext:value-type="float">
            <text:p>1,3046036898</text:p>
          </table:table-cell>
          <table:table-cell table:style-name="ce2" table:formula="of:=[.A32]/(1+LN([.A32]))" office:value-type="float" office:value="1.30460371091759" calcext:value-type="float">
            <text:p>1,3046037109</text:p>
          </table:table-cell>
          <table:table-cell table:style-name="ce7" table:formula="of:=ABS([.B32]-[.C32])" office:value-type="float" office:value="0.0000000211275863470917" calcext:value-type="float">
            <text:p>2,11E-08</text:p>
          </table:table-cell>
        </table:table-row>
        <table:table-row table:style-name="ro1"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1.31708522578" calcext:value-type="float">
            <text:p>1,3170852258</text:p>
          </table:table-cell>
          <table:table-cell table:style-name="ce2" table:formula="of:=[.A33]/(1+LN([.A33]))" office:value-type="float" office:value="1.3170852469081" calcext:value-type="float">
            <text:p>1,3170852469</text:p>
          </table:table-cell>
          <table:table-cell table:style-name="ce7" table:formula="of:=ABS([.B33]-[.C33])" office:value-type="float" office:value="0.0000000211281032669319" calcext:value-type="float">
            <text:p>2,11E-08</text:p>
          </table:table-cell>
        </table:table-row>
        <table:table-row table:style-name="ro1"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1.32957542401" calcext:value-type="float">
            <text:p>1,329575424</text:p>
          </table:table-cell>
          <table:table-cell table:style-name="ce2" table:formula="of:=[.A34]/(1+LN([.A34]))" office:value-type="float" office:value="1.32957544514066" calcext:value-type="float">
            <text:p>1,3295754451</text:p>
          </table:table-cell>
          <table:table-cell table:style-name="ce7" table:formula="of:=ABS([.B34]-[.C34])" office:value-type="float" office:value="0.0000000211306556696655" calcext:value-type="float">
            <text:p>2,11E-08</text:p>
          </table:table-cell>
        </table:table-row>
        <table:table-row table:style-name="ro1">
          <table:table-cell table:style-name="ce2" office:value-type="float" office:value="2.65" calcext:value-type="float">
            <text:p>2,65</text:p>
          </table:table-cell>
          <table:table-cell table:style-name="ce2" office:value-type="float" office:value="1.34207136852" calcext:value-type="float">
            <text:p>1,3420713685</text:p>
          </table:table-cell>
          <table:table-cell table:style-name="ce2" table:formula="of:=[.A35]/(1+LN([.A35]))" office:value-type="float" office:value="1.34207138965046" calcext:value-type="float">
            <text:p>1,3420713897</text:p>
          </table:table-cell>
          <table:table-cell table:style-name="ce7" table:formula="of:=ABS([.B35]-[.C35])" office:value-type="float" office:value="0.0000000211304582720118" calcext:value-type="float">
            <text:p>2,11E-08</text:p>
          </table:table-cell>
        </table:table-row>
        <table:table-row table:style-name="ro1"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1.35457045338" calcext:value-type="float">
            <text:p>1,3545704534</text:p>
          </table:table-cell>
          <table:table-cell table:style-name="ce2" table:formula="of:=[.A36]/(1+LN([.A36]))" office:value-type="float" office:value="1.35457047451781" calcext:value-type="float">
            <text:p>1,3545704745</text:p>
          </table:table-cell>
          <table:table-cell table:style-name="ce7" table:formula="of:=ABS([.B36]-[.C36])" office:value-type="float" office:value="0.0000000211378070602564" calcext:value-type="float">
            <text:p>2,11E-08</text:p>
          </table:table-cell>
        </table:table-row>
        <table:table-row table:style-name="ro1"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1.36707034755" calcext:value-type="float">
            <text:p>1,3670703476</text:p>
          </table:table-cell>
          <table:table-cell table:style-name="ce2" table:formula="of:=[.A37]/(1+LN([.A37]))" office:value-type="float" office:value="1.36707036869724" calcext:value-type="float">
            <text:p>1,3670703687</text:p>
          </table:table-cell>
          <table:table-cell table:style-name="ce7" table:formula="of:=ABS([.B37]-[.C37])" office:value-type="float" office:value="0.0000000211472384048506" calcext:value-type="float">
            <text:p>2,11E-08</text:p>
          </table:table-cell>
        </table:table-row>
        <table:table-row table:style-name="ro1"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1.37956896419" calcext:value-type="float">
            <text:p>1,3795689642</text:p>
          </table:table-cell>
          <table:table-cell table:style-name="ce2" table:formula="of:=[.A38]/(1+LN([.A38]))" office:value-type="float" office:value="1.37956898534642" calcext:value-type="float">
            <text:p>1,3795689853</text:p>
          </table:table-cell>
          <table:table-cell table:style-name="ce7" table:formula="of:=ABS([.B38]-[.C38])" office:value-type="float" office:value="0.000000021156418394952" calcext:value-type="float">
            <text:p>2,12E-08</text:p>
          </table:table-cell>
        </table:table-row>
        <table:table-row table:style-name="ro1">
          <table:table-cell table:style-name="ce2" office:value-type="float" office:value="2.85" calcext:value-type="float">
            <text:p>2,85</text:p>
          </table:table-cell>
          <table:table-cell table:style-name="ce2" office:value-type="float" office:value="1.39206443384" calcext:value-type="float">
            <text:p>1,3920644338</text:p>
          </table:table-cell>
          <table:table-cell table:style-name="ce2" table:formula="of:=[.A39]/(1+LN([.A39]))" office:value-type="float" office:value="1.39206445500766" calcext:value-type="float">
            <text:p>1,392064455</text:p>
          </table:table-cell>
          <table:table-cell table:style-name="ce7" table:formula="of:=ABS([.B39]-[.C39])" office:value-type="float" office:value="0.0000000211676616235223" calcext:value-type="float">
            <text:p>2,12E-08</text:p>
          </table:table-cell>
        </table:table-row>
        <table:table-row table:style-name="ro1"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1.40455508091" calcext:value-type="float">
            <text:p>1,4045550809</text:p>
          </table:table-cell>
          <table:table-cell table:style-name="ce2" table:formula="of:=[.A40]/(1+LN([.A40]))" office:value-type="float" office:value="1.40455510209837" calcext:value-type="float">
            <text:p>1,4045551021</text:p>
          </table:table-cell>
          <table:table-cell table:style-name="ce7" table:formula="of:=ABS([.B40]-[.C40])" office:value-type="float" office:value="0.0000000211883695033777" calcext:value-type="float">
            <text:p>2,12E-08</text:p>
          </table:table-cell>
        </table:table-row>
        <table:table-row table:style-name="ro1"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1.41703940305" calcext:value-type="float">
            <text:p>1,4170394031</text:p>
          </table:table-cell>
          <table:table-cell table:style-name="ce2" table:formula="of:=[.A41]/(1+LN([.A41]))" office:value-type="float" office:value="1.41703942425198" calcext:value-type="float">
            <text:p>1,4170394243</text:p>
          </table:table-cell>
          <table:table-cell table:style-name="ce7" table:formula="of:=ABS([.B41]-[.C41])" office:value-type="float" office:value="0.0000000212019761747229" calcext:value-type="float">
            <text:p>2,12E-0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.4295160529" calcext:value-type="float">
            <text:p>1,4295160529</text:p>
          </table:table-cell>
          <table:table-cell table:style-name="ce2" table:formula="of:=[.A42]/(1+LN([.A42]))" office:value-type="float" office:value="1.42951607412151" calcext:value-type="float">
            <text:p>1,4295160741</text:p>
          </table:table-cell>
          <table:table-cell table:style-name="ce7" table:formula="of:=ABS([.B42]-[.C42])" office:value-type="float" office:value="0.0000000212215129913318" calcext:value-type="float">
            <text:p>2,12E-08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=0,1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8"/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'i</text:p>
          </table:table-cell>
          <table:table-cell table:style-name="ce1" office:value-type="string" calcext:value-type="string">
            <text:p>y(xi)</text:p>
          </table:table-cell>
          <table:table-cell table:style-name="ce6" office:value-type="string" calcext:value-type="string">
            <text:p>Erro: |yi – y(xi)|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A2]/(1+LN([.A2]))" office:value-type="float" office:value="1" calcext:value-type="float">
            <text:p>1</text:p>
          </table:table-cell>
          <table:table-cell table:style-name="ce7" table:formula="of:=ABS([.B2]-[.C2])" office:value-type="float" office:value="0" calcext:value-type="float">
            <text:p>0,00E+00</text:p>
          </table:table-cell>
        </table:table-row>
        <table:table-row table:style-name="ro1"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1.00428150379" calcext:value-type="float">
            <text:p>1,0042815038</text:p>
          </table:table-cell>
          <table:table-cell table:style-name="ce2" table:formula="of:=[.A3]/(1+LN([.A3]))" office:value-type="float" office:value="1.0042817279362" calcext:value-type="float">
            <text:p>1,0042817279</text:p>
          </table:table-cell>
          <table:table-cell table:style-name="ce7" table:formula="of:=ABS([.B3]-[.C3])" office:value-type="float" office:value="0.000000224146202487674" calcext:value-type="float">
            <text:p>2,24E-07</text:p>
          </table:table-cell>
        </table:table-row>
        <table:table-row table:style-name="ro1"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.01495200327" calcext:value-type="float">
            <text:p>1,0149520033</text:p>
          </table:table-cell>
          <table:table-cell table:style-name="ce2" table:formula="of:=[.A4]/(1+LN([.A4]))" office:value-type="float" office:value="1.01495231403374" calcext:value-type="float">
            <text:p>1,014952314</text:p>
          </table:table-cell>
          <table:table-cell table:style-name="ce7" table:formula="of:=ABS([.B4]-[.C4])" office:value-type="float" office:value="0.000000310763741628861" calcext:value-type="float">
            <text:p>3,11E-07</text:p>
          </table:table-cell>
        </table:table-row>
        <table:table-row table:style-name="ro1"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1.02981334259" calcext:value-type="float">
            <text:p>1,0298133426</text:p>
          </table:table-cell>
          <table:table-cell table:style-name="ce2" table:formula="of:=[.A5]/(1+LN([.A5]))" office:value-type="float" office:value="1.02981368895798" calcext:value-type="float">
            <text:p>1,029813689</text:p>
          </table:table-cell>
          <table:table-cell table:style-name="ce7" table:formula="of:=ABS([.B5]-[.C5])" office:value-type="float" office:value="0.000000346367984738194" calcext:value-type="float">
            <text:p>3,46E-07</text:p>
          </table:table-cell>
        </table:table-row>
        <table:table-row table:style-name="ro1"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1.04753355827" calcext:value-type="float">
            <text:p>1,0475335583</text:p>
          </table:table-cell>
          <table:table-cell table:style-name="ce2" table:formula="of:=[.A6]/(1+LN([.A6]))" office:value-type="float" office:value="1.04753391925252" calcext:value-type="float">
            <text:p>1,0475339193</text:p>
          </table:table-cell>
          <table:table-cell table:style-name="ce7" table:formula="of:=ABS([.B6]-[.C6])" office:value-type="float" office:value="0.00000036098251943173" calcext:value-type="float">
            <text:p>3,61E-07</text:p>
          </table:table-cell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.0672619878" calcext:value-type="float">
            <text:p>1,0672619878</text:p>
          </table:table-cell>
          <table:table-cell table:style-name="ce2" table:formula="of:=[.A7]/(1+LN([.A7]))" office:value-type="float" office:value="1.06726235418187" calcext:value-type="float">
            <text:p>1,0672623542</text:p>
          </table:table-cell>
          <table:table-cell table:style-name="ce7" table:formula="of:=ABS([.B7]-[.C7])" office:value-type="float" office:value="0.000000366381872840549" calcext:value-type="float">
            <text:p>3,66E-07</text:p>
          </table:table-cell>
        </table:table-row>
        <table:table-row table:style-name="ro1"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1.08843231933" calcext:value-type="float">
            <text:p>1,0884323193</text:p>
          </table:table-cell>
          <table:table-cell table:style-name="ce2" table:formula="of:=[.A8]/(1+LN([.A8]))" office:value-type="float" office:value="1.08843268694579" calcext:value-type="float">
            <text:p>1,0884326869</text:p>
          </table:table-cell>
          <table:table-cell table:style-name="ce7" table:formula="of:=ABS([.B8]-[.C8])" office:value-type="float" office:value="0.000000367615790697329" calcext:value-type="float">
            <text:p>3,68E-07</text:p>
          </table:table-cell>
        </table:table-row>
        <table:table-row table:style-name="ro1"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1.11065468516" calcext:value-type="float">
            <text:p>1,1106546852</text:p>
          </table:table-cell>
          <table:table-cell table:style-name="ce2" table:formula="of:=[.A9]/(1+LN([.A9]))" office:value-type="float" office:value="1.11065505214626" calcext:value-type="float">
            <text:p>1,1106550521</text:p>
          </table:table-cell>
          <table:table-cell table:style-name="ce7" table:formula="of:=ABS([.B9]-[.C9])" office:value-type="float" office:value="0.0000003669862640443" calcext:value-type="float">
            <text:p>3,67E-07</text:p>
          </table:table-cell>
        </table:table-row>
        <table:table-row table:style-name="ro1">
          <table:table-cell table:style-name="ce2" office:value-type="float" office:value="1.8" calcext:value-type="float">
            <text:p>1,8</text:p>
          </table:table-cell>
          <table:table-cell table:style-name="ce2" office:value-type="float" office:value="1.13365319111" calcext:value-type="float">
            <text:p>1,1336531911</text:p>
          </table:table-cell>
          <table:table-cell table:style-name="ce2" table:formula="of:=[.A10]/(1+LN([.A10]))" office:value-type="float" office:value="1.13365355673331" calcext:value-type="float">
            <text:p>1,1336535567</text:p>
          </table:table-cell>
          <table:table-cell table:style-name="ce7" table:formula="of:=ABS([.B10]-[.C10])" office:value-type="float" office:value="0.000000365623305187412" calcext:value-type="float">
            <text:p>3,66E-07</text:p>
          </table:table-cell>
        </table:table-row>
        <table:table-row table:style-name="ro1"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1.15722806899" calcext:value-type="float">
            <text:p>1,157228069</text:p>
          </table:table-cell>
          <table:table-cell table:style-name="ce2" table:formula="of:=[.A11]/(1+LN([.A11]))" office:value-type="float" office:value="1.15722843305467" calcext:value-type="float">
            <text:p>1,1572284331</text:p>
          </table:table-cell>
          <table:table-cell table:style-name="ce7" table:formula="of:=ABS([.B11]-[.C11])" office:value-type="float" office:value="0.00000036406466930039" calcext:value-type="float">
            <text:p>3,64E-0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.18123185572" calcext:value-type="float">
            <text:p>1,1812318557</text:p>
          </table:table-cell>
          <table:table-cell table:style-name="ce2" table:formula="of:=[.A12]/(1+LN([.A12]))" office:value-type="float" office:value="1.18123221829928" calcext:value-type="float">
            <text:p>1,1812322183</text:p>
          </table:table-cell>
          <table:table-cell table:style-name="ce7" table:formula="of:=ABS([.B12]-[.C12])" office:value-type="float" office:value="0.000000362579282375819" calcext:value-type="float">
            <text:p>3,63E-07</text:p>
          </table:table-cell>
        </table:table-row>
        <table:table-row table:style-name="ro1">
          <table:table-cell table:style-name="ce2" office:value-type="float" office:value="2.1" calcext:value-type="float">
            <text:p>2,1</text:p>
          </table:table-cell>
          <table:table-cell table:style-name="ce2" office:value-type="float" office:value="1.20555390642" calcext:value-type="float">
            <text:p>1,2055539064</text:p>
          </table:table-cell>
          <table:table-cell table:style-name="ce2" table:formula="of:=[.A13]/(1+LN([.A13]))" office:value-type="float" office:value="1.20555426769741" calcext:value-type="float">
            <text:p>1,2055542677</text:p>
          </table:table-cell>
          <table:table-cell table:style-name="ce7" table:formula="of:=ABS([.B13]-[.C13])" office:value-type="float" office:value="0.000000361277412652683" calcext:value-type="float">
            <text:p>3,61E-07</text:p>
          </table:table-cell>
        </table:table-row>
        <table:table-row table:style-name="ro1"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1.23011004036" calcext:value-type="float">
            <text:p>1,2301100404</text:p>
          </table:table-cell>
          <table:table-cell table:style-name="ce2" table:formula="of:=[.A14]/(1+LN([.A14]))" office:value-type="float" office:value="1.23011040059233" calcext:value-type="float">
            <text:p>1,2301104006</text:p>
          </table:table-cell>
          <table:table-cell table:style-name="ce7" table:formula="of:=ABS([.B14]-[.C14])" office:value-type="float" office:value="0.000000360232333740385" calcext:value-type="float">
            <text:p>3,60E-07</text:p>
          </table:table-cell>
        </table:table-row>
        <table:table-row table:style-name="ro1"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1.25483544842" calcext:value-type="float">
            <text:p>1,2548354484</text:p>
          </table:table-cell>
          <table:table-cell table:style-name="ce2" table:formula="of:=[.A15]/(1+LN([.A15]))" office:value-type="float" office:value="1.25483580785332" calcext:value-type="float">
            <text:p>1,2548358079</text:p>
          </table:table-cell>
          <table:table-cell table:style-name="ce7" table:formula="of:=ABS([.B15]-[.C15])" office:value-type="float" office:value="0.000000359433324881309" calcext:value-type="float">
            <text:p>3,59E-07</text:p>
          </table:table-cell>
        </table:table-row>
        <table:table-row table:style-name="ro1"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1.27967972971" calcext:value-type="float">
            <text:p>1,2796797297</text:p>
          </table:table-cell>
          <table:table-cell table:style-name="ce2" table:formula="of:=[.A16]/(1+LN([.A16]))" office:value-type="float" office:value="1.27968008860876" calcext:value-type="float">
            <text:p>1,2796800886</text:p>
          </table:table-cell>
          <table:table-cell table:style-name="ce7" table:formula="of:=ABS([.B16]-[.C16])" office:value-type="float" office:value="0.000000358898761154691" calcext:value-type="float">
            <text:p>3,59E-07</text:p>
          </table:table-cell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1.30460335231" calcext:value-type="float">
            <text:p>1,3046033523</text:p>
          </table:table-cell>
          <table:table-cell table:style-name="ce2" table:formula="of:=[.A17]/(1+LN([.A17]))" office:value-type="float" office:value="1.30460371091759" calcext:value-type="float">
            <text:p>1,3046037109</text:p>
          </table:table-cell>
          <table:table-cell table:style-name="ce7" table:formula="of:=ABS([.B17]-[.C17])" office:value-type="float" office:value="0.000000358607586292692" calcext:value-type="float">
            <text:p>3,59E-07</text:p>
          </table:table-cell>
        </table:table-row>
        <table:table-row table:style-name="ro1"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1.3295750866" calcext:value-type="float">
            <text:p>1,3295750866</text:p>
          </table:table-cell>
          <table:table-cell table:style-name="ce2" table:formula="of:=[.A18]/(1+LN([.A18]))" office:value-type="float" office:value="1.32957544514066" calcext:value-type="float">
            <text:p>1,3295754451</text:p>
          </table:table-cell>
          <table:table-cell table:style-name="ce7" table:formula="of:=ABS([.B18]-[.C18])" office:value-type="float" office:value="0.000000358540655609474" calcext:value-type="float">
            <text:p>3,59E-07</text:p>
          </table:table-cell>
        </table:table-row>
        <table:table-row table:style-name="ro1"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1.35457011584" calcext:value-type="float">
            <text:p>1,3545701158</text:p>
          </table:table-cell>
          <table:table-cell table:style-name="ce2" table:formula="of:=[.A19]/(1+LN([.A19]))" office:value-type="float" office:value="1.35457047451781" calcext:value-type="float">
            <text:p>1,3545704745</text:p>
          </table:table-cell>
          <table:table-cell table:style-name="ce7" table:formula="of:=ABS([.B19]-[.C19])" office:value-type="float" office:value="0.000000358677807010821" calcext:value-type="float">
            <text:p>3,59E-07</text:p>
          </table:table-cell>
        </table:table-row>
        <table:table-row table:style-name="ro1"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1.37956862635" calcext:value-type="float">
            <text:p>1,3795686264</text:p>
          </table:table-cell>
          <table:table-cell table:style-name="ce2" table:formula="of:=[.A20]/(1+LN([.A20]))" office:value-type="float" office:value="1.37956898534642" calcext:value-type="float">
            <text:p>1,3795689853</text:p>
          </table:table-cell>
          <table:table-cell table:style-name="ce7" table:formula="of:=ABS([.B20]-[.C20])" office:value-type="float" office:value="0.000000358996418370339" calcext:value-type="float">
            <text:p>3,59E-07</text:p>
          </table:table-cell>
        </table:table-row>
        <table:table-row table:style-name="ro1"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1.40455474262" calcext:value-type="float">
            <text:p>1,4045547426</text:p>
          </table:table-cell>
          <table:table-cell table:style-name="ce2" table:formula="of:=[.A21]/(1+LN([.A21]))" office:value-type="float" office:value="1.40455510209837" calcext:value-type="float">
            <text:p>1,4045551021</text:p>
          </table:table-cell>
          <table:table-cell table:style-name="ce7" table:formula="of:=ABS([.B21]-[.C21])" office:value-type="float" office:value="0.000000359478369515998" calcext:value-type="float">
            <text:p>3,59E-0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.42951571401" calcext:value-type="float">
            <text:p>1,429515714</text:p>
          </table:table-cell>
          <table:table-cell table:style-name="ce2" table:formula="of:=[.A22]/(1+LN([.A22]))" office:value-type="float" office:value="1.42951607412151" calcext:value-type="float">
            <text:p>1,4295160741</text:p>
          </table:table-cell>
          <table:table-cell table:style-name="ce7" table:formula="of:=ABS([.B22]-[.C22])" office:value-type="float" office:value="0.000000360111513053596" calcext:value-type="float">
            <text:p>3,60E-07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1" number:grouping="true"/>
    </number:number-style>
    <number:number-style style:name="N108">
      <number:number number:decimal-places="10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06:03.743263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4:32:42.212088054</meta:creation-date>
    <dc:date>2015-06-16T16:15:17.044412976</dc:date>
    <meta:editing-duration>PT14M46S</meta:editing-duration>
    <meta:editing-cycles>6</meta:editing-cycles>
    <meta:generator>LibreOffice/4.2.8.2$Linux_X86_64 LibreOffice_project/420m0$Build-2</meta:generator>
    <meta:document-statistic meta:table-count="3" meta:cell-count="296" meta:object-count="0"/>
  </office:meta>
</office:document-meta>
</file>